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3cm" table:align="left" fo:keep-with-next="always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1.504cm"/>
    </style:style>
    <style:style style:name="Table1.C" style:family="table-column">
      <style:table-column-properties style:column-width="5.9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5" style:family="table">
      <style:table-properties style:width="18.403cm" table:align="left" fo:keep-with-next="always"/>
    </style:style>
    <style:style style:name="Table5.A" style:family="table-column">
      <style:table-column-properties style:column-width="18.403cm"/>
    </style:style>
    <style:style style:name="Table5.A1" style:family="table-cell">
      <style:table-cell-properties style:vertical-align="middle" fo:padding="0.097cm" fo:border="none"/>
    </style:style>
    <style:style style:name="Table5.2" style:family="table-row">
      <style:table-row-properties style:min-row-height="0.011cm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3" style:family="table-row">
      <style:table-row-properties style:min-row-height="0.199cm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702cm" style:rel-column-width="37981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77cm" style:rel-column-width="879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8.459cm" fo:margin-left="0cm" fo:margin-right="0.002cm" table:align="margins"/>
    </style:style>
    <style:style style:name="Table9.A" style:family="table-column">
      <style:table-column-properties style:column-width="6.502cm" style:rel-column-width="23082*"/>
    </style:style>
    <style:style style:name="Table9.B" style:family="table-column">
      <style:table-column-properties style:column-width="3.2cm" style:rel-column-width="11359*"/>
    </style:style>
    <style:style style:name="Table9.C" style:family="table-column">
      <style:table-column-properties style:column-width="8.758cm" style:rel-column-width="31094*"/>
    </style:style>
    <style:style style:name="Table9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margin-top="0.101cm" fo:margin-bottom="0.101cm" loext:contextual-spacing="false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48bc13" style:font-name-asian="Microsoft YaHei" style:font-size-asian="10pt" style:font-weight-asian="bold" style:font-name-complex="Mangal" style:font-size-complex="10pt" style:font-weight-complex="bold"/>
    </style:style>
    <style:style style:name="P57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0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3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Preformatted_20_Text">
      <style:text-properties style:font-name="Arial" officeooo:paragraph-rsid="0020f236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4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8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7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3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5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8" style:family="paragraph" style:parent-style-name="Standard">
      <style:text-properties officeooo:paragraph-rsid="014eaa50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0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01" style:family="paragraph" style:parent-style-name="Table_20_Contents">
      <loext:graphic-properties draw:fill="none" draw:fill-image-width="0cm" draw:fill-image-height="0cm"/>
      <style:paragraph-properties fo:margin-left="1.6cm" fo:margin-right="-0.499cm" fo:line-height="100%" fo:text-align="start" style:justify-single-word="false" fo:text-indent="-1.6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03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04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9438a5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255bf"/>
    </style:style>
    <style:style style:name="T18" style:family="text">
      <style:text-properties officeooo:rsid="0074a48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1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tyle="normal" style:text-underline-style="none" officeooo:rsid="0046a399" style:font-style-asian="normal" style:font-style-complex="normal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fo:font-weight="normal" style:font-size-asian="6pt" style:font-weight-asian="normal" style:font-size-complex="6pt" style:font-weight-complex="normal"/>
    </style:style>
    <style:style style:name="T26" style:family="text">
      <style:text-properties fo:font-size="6pt" fo:font-weight="normal" style:font-size-asian="5.25pt" style:font-weight-asian="normal" style:font-size-complex="6pt" style:font-weight-complex="normal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086630b"/>
    </style:style>
    <style:style style:name="T29" style:family="text">
      <style:text-properties officeooo:rsid="00b0a699"/>
    </style:style>
    <style:style style:name="T30" style:family="text">
      <style:text-properties officeooo:rsid="01122dc7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officeooo:rsid="01558646"/>
    </style:style>
    <style:style style:name="T33" style:family="text">
      <style:text-properties officeooo:rsid="00fd8749"/>
    </style:style>
    <style:style style:name="T34" style:family="text">
      <style:text-properties officeooo:rsid="00245a79"/>
    </style:style>
    <style:style style:name="gr1" style:family="graphic">
      <style:graphic-properties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1"><draw:line text:anchor-type="paragraph" draw:z-index="0" draw:name="Shape1" draw:style-name="gr1" draw:text-style-name="P104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49"><text:text-input text:description="&lt;setLang(o.partner_id.lang or 'en_US')&gt;">set locale</text:text-input><text:span text:style-name="T31"><text:text-input text:description="&lt;o.partner_id.name or ''&gt;">Partner Name</text:text-input></text:span></text:p>
              <text:p text:style-name="P40"><text:text-input text:description="&lt;o.partner_id.street or ''&gt;">Partner street</text:text-input></text:p>
              <text:p text:style-name="P48"><text:text-input text:description="&lt;if test=&quot;o.partner_id.street2&quot;&gt;">if street2</text:text-input></text:p>
              <text:p text:style-name="P43"><text:text-input text:description="&lt;o.partner_id.street2 or ''&gt;">Partner street 2</text:text-input></text:p>
              <text:p text:style-name="P48"><text:text-input text:description="&lt;/if&gt;">end if</text:text-input></text:p>
              <text:p text:style-name="P41"><text:text-input text:description="&lt;o.partner_id.zip or ''&gt;">ZipCode</text:text-input> <text:text-input text:description="&lt;o.partner_id.city or ''&gt;">City</text:text-input></text:p>
              <text:p text:style-name="P61"><text:text-input text:description="&lt;o.partner_id.country_id.name or ''&gt;">Country</text:text-input></text:p>
              <text:p text:style-name="P42"/>
            </table:table-cell>
            <table:table-cell table:style-name="Table1.C1" office:value-type="string">
              <text:p text:style-name="P102"><text:span text:style-name="T27"><text:text-input text:description="&lt;if test=&quot;o.partner_id.is_company and o.partner_id.vat&quot;&gt;">if company and vat</text:text-input></text:span><text:span text:style-name="T33"><text:text-input text:description="&lt;_(&quot;VAT no.&quot;)&gt;">VAT no.</text:text-input></text:span><text:span text:style-name="T7">:</text:span><text:span text:style-name="T3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103"><text:span text:style-name="T13"><text:text-input text:description="&lt;if test=&quot;not o.partner_id.is_company and o.partner_id.vat&quot;&gt;">if company and vat</text:text-input></text:span><text:span text:style-name="T15"><text:text-input text:description="&lt;_(&quot;PIB&quot;)&gt;">PIB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57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62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101"><text:text-input text:description="&lt;_(&quot;VAR Ref.:&quot;)&gt;">VAR Ref.:</text:text-input> 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60"><text:span text:style-name="T23"><text:text-input text:description="&lt;/if&gt;">endtest</text:text-input></text:span><text:span text:style-name="T20"> </text:span></text:p>
          </table:table-cell>
        </table:table-row>
        <table:table-row>
          <table:table-cell table:style-name="Table5.A1" office:value-type="string">
            <text:p text:style-name="P45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1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6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4"><text:span text:style-name="T17"><text:text-input text:description="&lt; o.state in ['proforma', 'proforma2'] and _(&quot;Proforma invoice number&quot;) or _(&quot;Invoice number&quot;) &gt;">Invoice number</text:text-input></text:span><text:span text:style-name="T17">:</text:span> <text:span text:style-name="T18"><text:text-input text:description="&lt;o.internal_invoice_number or ''&gt;">internal_invoice_number</text:text-input></text:span></text:p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E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E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9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8"><text:text-input text:description="&lt;str(o.invoice_line._ids.index(line.id)+1)&gt;">rbr</text:text-input>.</text:p>
          </table:table-cell>
          <table:table-cell table:style-name="Table3.A7" office:value-type="string">
            <text:p text:style-name="P92"><text:text-input text:description="&lt;if test=&quot;line.product_id.description&quot;&gt;">test_description</text:text-input></text:p>
            <text:p text:style-name="P89"><text:text-input text:description="&lt;line.product_id.description or ''&gt;">Product Name</text:text-input><text:span text:style-name="T28"><text:text-input text:description=""/></text:span></text:p>
            <text:p text:style-name="P93"><text:text-input text:description="&lt;/if&gt;">end_test</text:text-input></text:p>
            <text:p text:style-name="P94"><text:text-input text:description="&lt;if test=&quot;line.name&quot;&gt;">test_name</text:text-input></text:p>
            <text:p text:style-name="P90"><text:text-input text:description="&lt;line.name or ''&gt;">line_description</text:text-input></text:p>
            <text:p text:style-name="P93"><text:text-input text:description="&lt;/if&gt;">end_test</text:text-input></text:p>
          </table:table-cell>
          <table:table-cell table:style-name="Table3.A7" office:value-type="string">
            <text:p text:style-name="P95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91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91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2"><text:text-input text:description="&lt;_(&quot;SUBTOTAL&quot;)&gt;">SUBTOTAL</text:text-input>:</text:p>
            <text:p text:style-name="P70"><text:span text:style-name="T1"><text:text-input text:description="&lt;_(&quot;VAT&quot;)&gt;">VAT</text:text-input></text:span>:</text:p>
            <text:p text:style-name="P72"><text:span text:style-name="T16"><text:text-input text:description="&lt;_(&quot;TOTAL&quot;)&gt;">TOTAL</text:text-input></text:span><text:span text:style-name="T16">:</text:span></text:p>
          </table:table-cell>
          <table:table-cell table:style-name="Table6.A1" office:value-type="string">
            <text:p text:style-name="P70"><text:text-input text:description="&lt;formatLang(o.amount_untaxed, digits=2) or ''&gt;">untaxed</text:text-input> <text:span text:style-name="T10"><text:text-input text:description="&lt;objects.currency_id.name or ''&gt;">curr</text:text-input></text:span></text:p>
            <text:p text:style-name="P70"><text:text-input text:description="&lt;formatLang(o.amount_tax, digits=2) or ''&gt;">tax</text:text-input> <text:span text:style-name="T10"><text:text-input text:description="&lt;objects.currency_id.name or ''&gt;">curr</text:text-input></text:span></text:p>
            <text:p text:style-name="P70"><text:text-input text:description="&lt;formatLang(o.amount_total, digits=2) or ''&gt;">Total</text:text-input> <text:span text:style-name="T10"><text:text-input text:description="&lt;objects.currency_id.name or ''&gt;">curr</text:text-input>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4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38"><text:span text:style-name="T32"><text:text-input text:description="&lt;_(&quot;Storno advance payment total&quot;)&gt;">Storno Advance Payment</text:text-input></text:span> <text:text-input text:description="&lt;o.invoice_id.internal_invoice_number or ''&gt;">advance_payment_ref</text:text-input>:</text:p>
            <text:p text:style-name="P39"><text:text-input text:description="&lt;_(&quot;Storno advance payment untaxed&quot;)&gt;">Advance untax</text:text-input>:</text:p>
            <text:p text:style-name="P39"><text:text-input text:description="&lt;_(&quot;Advance Payment Tax&quot;)&gt;">Advance Tax</text:text-input>:</text:p>
            <text:p text:style-name="P39"><text:text-input text:description="&lt;_(&quot;Tax difference&quot;)&gt;">Tax difference</text:text-input>:</text:p>
            <text:p text:style-name="P39"><text:text-input text:description="&lt;_(&quot;Difference to pay&quot;)&gt;">Difference to pay</text:text-input>:</text:p>
          </table:table-cell>
          <table:table-cell table:style-name="Table9.A2" office:value-type="string">
            <text:p text:style-name="P37"><text:text-input text:description="&lt;formatLang(-o.advance_amount_total,monetary=True) or ''&gt;">storno_advance_total</text:text-input> <text:text-input text:description="&lt;objects.currency_id.name or ''&gt;">curr</text:text-input></text:p>
            <text:p text:style-name="P37"><text:text-input text:description="&lt;formatLang(-o.advance_amount_untaxed,monetary=True) or ''&gt;">advance_untaxed</text:text-input> <text:text-input text:description="&lt;objects.currency_id.name or ''&gt;">curr</text:text-input></text:p>
            <text:p text:style-name="P37"><text:text-input text:description="&lt;formatLang(-o.advance_amount_tax,monetary=True) or ''&gt;">advance_tax</text:text-input> <text:text-input text:description="&lt;objects.currency_id.name or ''&gt;">curr</text:text-input></text:p>
            <text:p text:style-name="P37"><text:text-input text:description="&lt;formatLang(o.amount_tax-o.advance_amount_tax, monetary=True) or ''&gt;">tax_difference</text:text-input> <text:text-input text:description="&lt;objects.currency_id.name or ''&gt;">curr</text:text-input></text:p>
            <text:p text:style-name="P37"><text:text-input text:description="&lt;formatLang(o.amount_total-o.advance_amount_total,monetary=True) or ''&gt;">diff_to_pay</text:text-input> <text:text-input text:description="&lt;objects.currency_id.name or ''&gt;">curr</text:text-input></text:p>
          </table:table-cell>
          <table:table-cell table:style-name="Table9.A2" office:value-type="string">
            <text:p text:style-name="P37"/>
          </table:table-cell>
        </table:table-row>
        <table:table-row>
          <table:table-cell table:style-name="Table9.A1" table:number-columns-spanned="3" office:value-type="string">
            <text:p text:style-name="P100"><text:text-input text:description="&lt;/if&gt;">end if advance</text:text-input></text:p>
          </table:table-cell>
          <table:covered-table-cell/>
          <table:covered-table-cell/>
        </table:table-row>
      </table:table>
      <text:p text:style-name="P9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7"><text:text-input text:description="&lt;_(&quot;Taxes&quot;)&gt;">_Taxes</text:text-input></text:p>
          </table:table-cell>
          <table:table-cell table:style-name="Table7.A2" office:value-type="string">
            <text:p text:style-name="P78"><text:text-input text:description="&lt;_(&quot;Base amount&quot;)&gt;">_Base amount</text:text-input></text:p>
          </table:table-cell>
          <table:table-cell table:style-name="Table7.A2" office:value-type="string">
            <text:p text:style-name="P78"><text:text-input text:description="&lt;_(&quot;Tax Amount&quot;)&gt;">_Tax Amount</text:text-input></text:p>
          </table:table-cell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86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5"/>
          </table:table-cell>
        </table:table-row>
        <table:table-row table:style-name="Table7.1">
          <table:table-cell table:style-name="Table7.A1" office:value-type="string">
            <text:p text:style-name="P79"><text:text-input text:description="&lt;line.name or ''&gt;">name</text:text-input></text:p>
          </table:table-cell>
          <table:table-cell table:style-name="Table7.A1" office:value-type="string">
            <text:p text:style-name="P8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5" office:value-type="string">
            <text:p text:style-name="P5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5"><text:text-input text:description="&lt;/for&gt;">End For line</text:text-input></text:p>
          </table:table-cell>
        </table:table-row>
      </table:table>
      <text:p text:style-name="P5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3"><text:text-input text:description="&lt;/if&gt;">endtest</text:text-input></text:p>
          </table:table-cell>
        </table:table-row>
      </table:table>
      <text:p text:style-name="P64"><text:soft-page-break/>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6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8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6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17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6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73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25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5"><text:text-input text:description="&lt;/if&gt;">end_test</text:text-input></text:span></text:p>
            <text:p text:style-name="P23"><text:span text:style-name="T25"><text:text-input text:description="&lt;if test=&quot;len(o.payment_term.line_ids or '')&gt;1&quot; &gt;">test payment terms</text:text-input></text:span><text:span text:style-name="T5"> </text:span></text:p>
            <text:p text:style-name="P27"><text:text-input text:description="&lt;for each=&quot;payment_line in o.payment_term.line_ids&quot;&gt;">For Payment Term</text:text-input></text:p>
            <text:p text:style-name="P31"><text:text-input text:description="&lt;if test=&quot;payment_line.value in ['balance','procent']&quot; &gt;">if percent or balance</text:text-input></text:p>
            <text:p text:style-name="P24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5"><text:text-input text:description="&lt;/if&gt;">end if</text:text-input></text:p>
            <text:p text:style-name="P36"><text:text-input text:description="&lt;if test=&quot;payment_line.value in ['fixed']&quot; &gt;">if fixed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/text:p>
            <text:p text:style-name="P35"><text:text-input text:description="&lt;/if&gt;">end if</text:text-input></text:p>
            <text:p text:style-name="P28"><text:text-input text:description="&lt;/for&gt;">end For Payment Term</text:text-input></text:p>
            <text:p text:style-name="P23"><text:span text:style-name="T21"><text:text-input text:description="&lt;/if&gt;">end test</text:text-input></text:span><text:span text:style-name="T22"><text:text-input text:description="&lt;setLang(o.company_id.partner_id.lang or 'en_US')&gt;"/></text:span><text:span text:style-name="T5"><text:text-input text:description="&lt;formatLang(o.date_due or '',date=True)&gt;"/></text:span><text:span text:style-name="T22"><text:text-input text:description="&lt;setLang(o.partner_id.lang or 'en_US')&gt;"/></text:span></text:p>
            <text:p text:style-name="P34"><text:text-input text:description="&lt;/if&gt;">end if</text:text-input></text:p>
          </table:table-cell>
          <table:table-cell table:style-name="Table8.A1" office:value-type="string">
            <text:p text:style-name="P55"><text:text-input text:description="&lt;if test=&quot;not o.state in['proforma','proforma2']&quot;&gt;">if not proforma</text:text-input> </text:p>
            <text:p text:style-name="P47"><text:text-input text:description="&lt;if test=&quot;company.partner_id.country_id.code in ['HR']&quot; &gt;">if show fiscal data</text:text-input></text:p>
            <text:p text:style-name="P50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19"><text:text-input text:description="&lt;formatLang(o.invoicing_datetime or '',date_time=True)&gt;">invoicing_datetime</text:text-input></text:span></text:p>
            <text:p text:style-name="P55"><text:text-input text:description="&lt;/if&gt;">end if</text:text-input> </text:p>
            <text:p text:style-name="P47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4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:</text:p>
            <text:p text:style-name="P71"><text:span text:style-name="T24"><text:text-input text:description="&lt;if test=&quot;o.partner_bank_id.state=='iban'&quot;&gt;">if_iban</text:text-input></text:span><text:text-input text:description="&lt;_(&quot;IBAN:&quot;)&gt;">IBAN</text:text-input><text:span text:style-name="T24"><text:text-input text:description="&lt;/if&gt;">end_if</text:text-input></text:span><text:span text:style-name="T24"><text:text-input text:description="&lt;if test=&quot;o.partner_bank_id.state=='bank'&quot;&gt;">if_bank_account</text:text-input></text:span><text:text-input text:description="&lt;_('Bank account')&gt;">bank_account</text:text-input><text:span text:style-name="T24"><text:text-input text:description="&lt;/if&gt;">end_if</text:text-input></text:span> <text:text-input text:description="&lt;o.partner_bank_id.acc_number or ''&gt;">bank_acc_number</text:text-input></text:p>
            <text:p text:style-name="P71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9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5"><text:span text:style-name="T30"><text:text-input text:description="&lt;/if&gt;">end if</text:text-input></text:span> </text:p>
          </table:table-cell>
          <table:table-cell table:style-name="Table8.A1" office:value-type="string">
            <text:p text:style-name="P30"><text:text-input text:description="&lt;if test=&quot;o.end_user and (o.end_user!=o.partner_id)&quot;&gt;">if different end user</text:text-input></text:p>
            <text:p text:style-name="P26"><text:span text:style-name="T9"><text:text-input text:description="&lt; _('End user')&gt;">End user</text:text-input></text:span><text:span text:style-name="T9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0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19"/>
          </table:table-cell>
          <table:covered-table-cell/>
        </table:table-row>
        <table:table-row table:style-name="Table8.5">
          <table:table-cell table:style-name="Table8.A7" office:value-type="string">
            <text:p text:style-name="P87"><text:span text:style-name="T3"><text:text-input text:description="&lt;_(&quot;Responsible person&quot;)&gt;">Responsible person</text:text-input></text:span><text:span text:style-name="T3">:</text:span></text:p>
            <text:p text:style-name="P97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9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96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}.get(company.partner_id.country_id.code) &gt;">accountant</text:text-input></text:p>
            <text:p text:style-name="P18"><text:text-input text:description="&lt;/if&gt;">end if</text:text-input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12T14:31:05.620632521</dc:date>
    <meta:editing-duration>P1DT7H13M29S</meta:editing-duration>
    <meta:editing-cycles>321</meta:editing-cycles>
    <meta:generator>LibreOffice/5.1.5.2$Linux_X86_64 LibreOffice_project/10m0$Build-2</meta:generator>
    <meta:document-statistic meta:table-count="9" meta:image-count="0" meta:object-count="0" meta:page-count="2" meta:paragraph-count="117" meta:word-count="639" meta:character-count="1988" meta:non-whitespace-character-count="1835"/>
  </office:meta>
</office:document-meta>
</file>